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911a" officeooo:paragraph-rsid="001091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mentos de la Ingeniería del Software<text:tab/><text:tab/><text:tab/>Curso 2019-2020</text:p>
      <text:p text:style-name="P1"><text:tab/><text:tab/><text:tab/><text:tab/><text:tab/><text:tab/><text:tab/><text:tab/>Jorge Gangoso Klöck</text:p>
      <text:p text:style-name="P1"/>
      <text:p text:style-name="P1">Ejercicio 8 – Relación de problemas 1.1</text:p>
      <text:p text:style-name="P1"/>
      <text:p text:style-name="P1">¿En qué consiste la programación extrema (XP)?</text:p>
      <text:p text:style-name="P1"/>
      <text:p text:style-name="P1">La programación extrema es uno de los sistemas de desarrollo software que pueden seguirse de acuerdo a la metodología de trabajo.</text:p>
      <text:p text:style-name="P1"/>
      <text:p text:style-name="P1">De entre estas metodologías hay una subgrupo que se centran principalmente en realizar una fase de puesta en marcha del proyecto lo más exhaustiva posible a fin de prever cualquier posible detalle o problema que pueda surgir durante el desarrollo del producto software.</text:p>
      <text:p text:style-name="P1">La programación extrema busca zafarse de esa mentalidad bajo la premisa de que es un tiempo mal invertido ya que por muchas precauciones que tomes siempre se pueden requerir modificaciones en el modelo original.</text:p>
      <text:p text:style-name="P1"/>
      <text:p text:style-name="P1">Por ésto, la programación extrema destina gran cantidad de recursos a asegurarse de que el proyecto sea muy adaptable, siendo este el punto clave de esta metodología, la adaptabilidad permitirá no sólo tener una medida viable (que no provoque el cancelamiento del proyecto) contra cambios en la especificación de requisitos y modelaje del problema y solución, si no también aumenta el papel que puede desempeñar el cliente, que puede proponer cambios y mejoras en las ideas ya planteadas con el fin de elaborar un producto software más adecuado a sus necesidades y de mayor calidad.</text:p>
      <text:p text:style-name="P1"/>
      <text:p text:style-name="P1">Algunas técnicas que se emplean para llevar a cabo la programación extrema es realizar un desarrollo evolutivo, con entregas frecuentes y comprobaciones continuas, para asegurar que lo que se va haciendo poco a poco sea correcto tanto desde el punto de vista del cliente como desde los requisitos. Para ayudar a esta idea también se utiliza un código más sencillo y comprensible que en otras metodologías, la programación en parejas es una buena forma de asegurar que el código se mantiene comprensible para más personas a parte del programador que lo realizó y reduce la cantidad de errores acelerando las comprobaciones sobre cada fragmento de código.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5:06:36.699000000</meta:creation-date>
    <dc:date>2020-02-24T18:31:41.900000000</dc:date>
    <meta:editing-duration>PT55S</meta:editing-duration>
    <meta:editing-cycles>1</meta:editing-cycles>
    <meta:document-statistic meta:table-count="0" meta:image-count="0" meta:object-count="0" meta:page-count="1" meta:paragraph-count="10" meta:word-count="323" meta:character-count="2017" meta:non-whitespace-character-count="1690"/>
    <meta:generator>LibreOffice/6.0.5.2$Windows_X86_64 LibreOffice_project/54c8cbb85f300ac59db32fe8a675ff7683cd5a16</meta:generator>
  </office:meta>
</office:document-meta>
</file>